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005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1.9cm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1.1cm"/>
    </style:style>
    <style:style style:name="gr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4.3cm"/>
    </style:style>
    <style:style style:name="gr6" style:family="graphic" style:parent-style-name="standard">
      <style:graphic-properties draw:fill="solid" draw:fill-color="#ffffff" draw:textarea-horizontal-align="left" draw:textarea-vertical-align="top" draw:auto-grow-height="false" fo:min-height="2.55cm" fo:min-width="4.3cm"/>
    </style:style>
    <style:style style:name="gr7" style:family="graphic" style:parent-style-name="standard">
      <style:graphic-properties draw:textarea-horizontal-align="justify" draw:textarea-vertical-align="middle" draw:auto-grow-height="false" fo:min-height="0.55cm" fo:min-width="1.9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fill="solid" draw:fill-color="#ffffff" draw:textarea-horizontal-align="left" draw:textarea-vertical-align="top" draw:auto-grow-height="false" fo:min-height="1.55cm" fo:min-width="4.3cm"/>
    </style:style>
    <style:style style:name="gr10" style:family="graphic" style:parent-style-name="standard">
      <style:graphic-properties draw:fill="solid" draw:fill-color="#ffffff" draw:textarea-horizontal-align="left" draw:textarea-vertical-align="top" draw:auto-grow-height="false" fo:min-height="2.15cm" fo:min-width="4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5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13" style:family="graphic" style:parent-style-name="standard">
      <style:graphic-properties draw:marker-end="Circle_20_unfilled" draw:marker-end-width="0.2cm" draw:marker-end-center="true" draw:textarea-vertical-align="middle"/>
    </style:style>
    <style:style style:name="gr14" style:family="graphic" style:parent-style-name="standard">
      <style:graphic-properties draw:fill="solid" draw:fill-color="#ffffff" draw:textarea-horizontal-align="left" draw:textarea-vertical-align="top" draw:auto-grow-height="false" fo:min-height="1.35cm" fo:min-width="4.3cm"/>
    </style:style>
    <style:style style:name="gr15" style:family="graphic" style:parent-style-name="standard">
      <style:graphic-properties draw:fill="solid" draw:fill-color="#ffffff" draw:textarea-horizontal-align="left" draw:textarea-vertical-align="top" draw:auto-grow-height="false" fo:min-height="0.95cm" fo:min-width="4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01cm"/>
    </style:style>
    <style:style style:name="gr17" style:family="graphic" style:parent-style-name="standard">
      <style:graphic-properties draw:fill-color="#ffffcc" draw:textarea-horizontal-align="justify" draw:textarea-vertical-align="middle" draw:auto-grow-height="false" fo:min-height="0.75cm" fo:min-width="11.449cm" fo:wrap-option="no-wrap"/>
    </style:style>
    <style:style style:name="gr18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19" style:family="graphic" style:parent-style-name="standard">
      <style:graphic-properties draw:textarea-horizontal-align="justify" draw:textarea-vertical-align="middle" draw:auto-grow-height="false" fo:min-height="0.55cm" fo:min-width="2.7cm"/>
    </style:style>
    <style:style style:name="gr20" style:family="graphic" style:parent-style-name="standard">
      <style:graphic-properties draw:fill="solid" draw:fill-color="#ffffff" draw:textarea-horizontal-align="left" draw:textarea-vertical-align="top" draw:auto-grow-height="false" fo:min-height="12.55cm" fo:min-width="4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41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justify"/>
    </style:style>
    <style:style style:name="P4" style:family="paragraph">
      <style:text-properties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frame draw:style-name="gr1" draw:layer="layout" svg:width="1.505cm" svg:height="0.747cm" svg:x="12.095cm" svg:y="15.953cm">
          <draw:text-box>
            <text:p>(0,n)</text:p>
          </draw:text-box>
        </draw:frame>
        <draw:custom-shape draw:style-name="gr2" draw:text-style-name="P1" xml:id="id15" draw:id="id15" draw:layer="layout" svg:width="2.4cm" svg:height="1.6cm" svg:x="13.6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2.4cm" svg:height="1.6cm" svg:x="16cm" svg:y="17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8" draw:id="id18" draw:layer="layout" svg:width="1.6cm" svg:height="1.6cm" svg:x="13.6cm" svg:y="1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cm" svg:height="1.6cm" svg:x="16.8cm" svg:y="13.6cm">
          <text:p/>
          <draw:enhanced-geometry svg:viewBox="0 0 21600 21600" draw:type="rectangle" draw:enhanced-path="M 0 0 L 21600 0 21600 21600 0 21600 0 0 Z N"/>
        </draw:custom-shape>
        <draw:connector draw:style-name="gr4" draw:layer="layout" svg:x1="41.6cm" svg:y1="4cm" svg:x2="44cm" svg:y2="2.4cm" draw:start-shape="id1" draw:start-glue-point="1" draw:end-shape="id2" draw:end-glue-point="2" svg:d="M41600 4000h2400v-1600" svg:viewBox="0 0 2401 1601">
          <text:p/>
        </draw:connector>
        <draw:connector draw:style-name="gr4" draw:layer="layout" svg:x1="44cm" svg:y1="13.1cm" svg:x2="44cm" svg:y2="2.4cm" draw:start-shape="id3" draw:start-glue-point="0" draw:end-shape="id2" draw:end-glue-point="2" svg:d="M44000 13100v-10700" svg:viewBox="0 0 1 10701">
          <text:p/>
        </draw:connector>
        <draw:g xml:id="id6" draw:id="id6">
          <draw:custom-shape draw:style-name="gr5" draw:text-style-name="P1" draw:layer="layout" svg:width="4.8cm" svg:height="0.8cm" svg:x="25.6cm" svg:y="7cm">
            <text:p text:style-name="P1">Classe standard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4.8cm" svg:height="2.8cm" svg:x="25.6cm" svg:y="7.8cm">
            <text:list text:style-name="L1">
              <text:list-item>
                <text:p text:style-name="P2"><text:span text:style-name="T1">Code</text:span></text:p>
              </text:list-item>
              <text:list-item>
                <text:p text:style-name="P2">Type bien</text:p>
              </text:list-item>
              <text:list-item>
                <text:p text:style-name="P2">Type offre</text:p>
              </text:list-item>
              <text:list-item>
                <text:p text:style-name="P2">Prix maximum</text:p>
              </text:list-item>
              <text:list-item>
                <text:p text:style-name="P2">Superficie min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xml:id="id5" draw:id="id5" draw:layer="layout" svg:width="4.8cm" svg:height="1.6cm" svg:x="18.4cm" svg:y="8cm">
          <text:p text:style-name="P1">Apparten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16.012cm" svg:y1="12.8cm" svg:x2="18.4cm" svg:y2="8.8cm" draw:start-shape="id4" draw:start-glue-point="0" draw:end-shape="id5" draw:end-glue-point="5" svg:d="M16012 12800v-4000h2388" svg:viewBox="0 0 2389 4001">
          <text:p/>
        </draw:connector>
        <draw:connector draw:style-name="gr8" draw:layer="layout" svg:x1="23.2cm" svg:y1="8.8cm" svg:x2="25.6cm" svg:y2="8.8cm" draw:start-shape="id5" draw:start-glue-point="7" draw:end-shape="id6" draw:end-glue-point="3" svg:d="M23200 8800h2400" svg:viewBox="0 0 2401 1">
          <text:p/>
        </draw:connector>
        <draw:g xml:id="id9" draw:id="id9">
          <draw:custom-shape draw:style-name="gr5" draw:text-style-name="P1" xml:id="id3" draw:id="id3" draw:layer="layout" svg:width="4.8cm" svg:height="0.8cm" svg:x="41.6cm" svg:y="13.1cm">
            <text:p text:style-name="P1">Offrant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4.8cm" svg:height="1.8cm" svg:x="41.6cm" svg:y="13.9cm">
            <text:list text:style-name="L1">
              <text:list-item>
                <text:p text:style-name="P2">Tél. prof.</text:p>
              </text:list-item>
              <text:list-item>
                <text:p text:style-name="P2">Heure dispo. privé</text:p>
              </text:list-item>
              <text:list-item>
                <text:p text:style-name="P2">Heure dispo. prof.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xml:id="id8" draw:id="id8" draw:layer="layout" svg:width="4.8cm" svg:height="1.6cm" svg:x="28.8cm" svg:y="13.6cm">
          <text:p text:style-name="P1">Posséd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18.4cm" svg:y1="14.4cm" svg:x2="28.8cm" svg:y2="14.4cm" draw:start-shape="id7" draw:start-glue-point="1" draw:end-shape="id8" draw:end-glue-point="5" svg:d="M18400 14400h10400" svg:viewBox="0 0 10401 1">
          <text:p/>
        </draw:connector>
        <draw:connector draw:style-name="gr8" draw:layer="layout" svg:x1="33.6cm" svg:y1="14.4cm" svg:x2="41.6cm" svg:y2="14.4cm" draw:start-shape="id8" draw:start-glue-point="7" draw:end-shape="id9" draw:end-glue-point="3" svg:d="M33600 14400h8000" svg:viewBox="0 0 8001 1">
          <text:p/>
        </draw:connector>
        <draw:g xml:id="id10" draw:id="id10">
          <draw:custom-shape draw:style-name="gr5" draw:text-style-name="P1" draw:layer="layout" svg:width="4.8cm" svg:height="0.8cm" svg:x="34.4cm" svg:y="16.8cm">
            <text:p text:style-name="P1">Adresse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4.8cm" svg:height="2.4cm" svg:x="34.4cm" svg:y="17.6cm">
            <text:list text:style-name="L1">
              <text:list-item>
                <text:p text:style-name="P2"><text:span text:style-name="T1">ID</text:span></text:p>
              </text:list-item>
              <text:list-item>
                <text:p text:style-name="P2">Rue – n°</text:p>
              </text:list-item>
              <text:list-item>
                <text:p text:style-name="P2">CP</text:p>
              </text:list-item>
              <text:list-item>
                <text:p text:style-name="P2">Localité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xml:id="id11" draw:id="id11" draw:layer="layout" svg:width="4.8cm" svg:height="1.6cm" svg:x="40.8cm" svg:y="17.6cm">
          <text:p text:style-name="P1">Habi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39.2cm" svg:y1="18.4cm" svg:x2="40.8cm" svg:y2="18.4cm" draw:start-shape="id10" draw:start-glue-point="1" draw:end-shape="id11" draw:end-glue-point="5" svg:d="M39200 18400h1600" svg:viewBox="0 0 1601 1">
          <text:p/>
        </draw:connector>
        <draw:connector draw:style-name="gr8" draw:layer="layout" draw:line-skew="0.899cm" svg:x1="45.6cm" svg:y1="18.4cm" svg:x2="46.4cm" svg:y2="1.2cm" draw:start-shape="id11" draw:start-glue-point="7" draw:end-shape="id12" draw:end-glue-point="1" svg:d="M45600 18400h2200v-17200h-1400" svg:viewBox="0 0 2201 17201">
          <text:p/>
        </draw:connector>
        <draw:custom-shape draw:style-name="gr7" draw:text-style-name="P1" xml:id="id14" draw:id="id14" draw:layer="layout" svg:width="4.8cm" svg:height="1.6cm" svg:x="24cm" svg:y="17.6cm">
          <text:p text:style-name="P1">Se situ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18.4cm" svg:y1="18.4cm" svg:x2="24cm" svg:y2="18.4cm" draw:start-shape="id13" draw:start-glue-point="1" draw:end-shape="id14" draw:end-glue-point="5" svg:d="M18400 18400h5600" svg:viewBox="0 0 5601 1">
          <text:p/>
        </draw:connector>
        <draw:connector draw:style-name="gr8" draw:layer="layout" svg:x1="28.8cm" svg:y1="18.4cm" svg:x2="34.4cm" svg:y2="18.4cm" draw:start-shape="id14" draw:start-glue-point="7" draw:end-shape="id10" draw:end-glue-point="3" svg:d="M28800 18400h5600" svg:viewBox="0 0 5601 1">
          <text:p/>
        </draw:connector>
        <draw:custom-shape draw:style-name="gr7" draw:text-style-name="P1" xml:id="id16" draw:id="id16" draw:layer="layout" svg:width="4.8cm" svg:height="1.6cm" svg:x="7.2cm" svg:y="16cm">
          <text:p text:style-name="P1">Visi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13.6cm" svg:y1="16.8cm" svg:x2="12cm" svg:y2="16.8cm" draw:start-shape="id15" draw:end-shape="id16" draw:end-glue-point="7" svg:d="M13600 16800h-1600" svg:viewBox="0 0 1601 1">
          <text:p/>
        </draw:connector>
        <draw:connector draw:style-name="gr8" draw:layer="layout" draw:line-skew="-0.699cm" svg:x1="9.6cm" svg:y1="16cm" svg:x2="40cm" svg:y2="3.6cm" draw:start-shape="id16" draw:start-glue-point="4" draw:end-shape="id1" draw:end-glue-point="0" svg:d="M9600 16000v-13600h30400v1200" svg:viewBox="0 0 30401 13601">
          <text:p/>
        </draw:connector>
        <draw:connector draw:style-name="gr8" draw:layer="layout" svg:x1="7.2cm" svg:y1="16.8cm" svg:x2="2.4cm" svg:y2="12.4cm" draw:start-shape="id16" draw:start-glue-point="5" draw:end-shape="id17" draw:end-glue-point="2" svg:d="M7200 16800h-4800v-4400" svg:viewBox="0 0 4801 4401">
          <text:p/>
        </draw:connector>
        <draw:custom-shape draw:style-name="gr7" draw:text-style-name="P1" xml:id="id19" draw:id="id19" draw:layer="layout" svg:width="4.8cm" svg:height="1.6cm" svg:x="19.2cm" svg:y="3.2cm">
          <text:p text:style-name="P1">Acquér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14.4cm" svg:y1="14.4cm" svg:x2="19.2cm" svg:y2="4cm" draw:start-shape="id18" draw:start-glue-point="0" draw:end-shape="id19" draw:end-glue-point="5" svg:d="M14400 14400v-10400h4800" svg:viewBox="0 0 4801 10401">
          <text:p/>
        </draw:connector>
        <draw:connector draw:style-name="gr8" draw:layer="layout" svg:x1="24cm" svg:y1="4cm" svg:x2="38.4cm" svg:y2="4cm" draw:start-shape="id19" draw:start-glue-point="7" draw:end-shape="id1" draw:end-glue-point="3" svg:d="M24000 4000h14400" svg:viewBox="0 0 14401 1">
          <text:p/>
        </draw:connector>
        <draw:g>
          <draw:frame draw:style-name="gr11" xml:id="id20" draw:id="id20" draw:layer="layout" svg:width="1.6cm" svg:height="0.8cm" svg:x="22.4cm" svg:y="4.8cm">
            <draw:text-box>
              <text:p>Date</text:p>
            </draw:text-box>
          </draw:frame>
          <draw:frame draw:style-name="gr12" xml:id="id21" draw:id="id21" draw:layer="layout" svg:width="2.4cm" svg:height="0.8cm" svg:x="22.4cm" svg:y="5.6cm">
            <draw:text-box>
              <text:p>Prix</text:p>
            </draw:text-box>
          </draw:frame>
          <draw:connector draw:style-name="gr13" draw:layer="layout" svg:x1="21.6cm" svg:y1="4.8cm" svg:x2="22.4cm" svg:y2="5.2cm" draw:start-shape="id19" draw:start-glue-point="6" draw:end-shape="id20" draw:end-glue-point="3" svg:d="M21600 4800v400h800" svg:viewBox="0 0 801 401">
            <text:p/>
          </draw:connector>
          <draw:connector draw:style-name="gr13" draw:layer="layout" svg:x1="21.6cm" svg:y1="4.8cm" svg:x2="22.4cm" svg:y2="6cm" draw:start-shape="id19" draw:start-glue-point="6" draw:end-shape="id21" draw:end-glue-point="3" svg:d="M21600 4800v1200h800" svg:viewBox="0 0 801 1201">
            <text:p/>
          </draw:connector>
          <draw:frame draw:style-name="gr12" xml:id="id22" draw:id="id22" draw:layer="layout" svg:width="3.2cm" svg:height="0.8cm" svg:x="22.4cm" svg:y="6.4cm">
            <draw:text-box>
              <text:p>N° contrat</text:p>
            </draw:text-box>
          </draw:frame>
          <draw:connector draw:style-name="gr13" draw:layer="layout" svg:x1="21.6cm" svg:y1="4.8cm" svg:x2="22.4cm" svg:y2="6.8cm" draw:start-shape="id19" draw:start-glue-point="6" draw:end-shape="id22" draw:end-glue-point="3" svg:d="M21600 4800v2000h800" svg:viewBox="0 0 801 2001">
            <text:p/>
          </draw:connector>
        </draw:g>
        <draw:g xml:id="id12" draw:id="id12">
          <draw:custom-shape draw:style-name="gr5" draw:text-style-name="P1" draw:layer="layout" svg:width="4.8cm" svg:height="0.8cm" svg:x="41.6cm" svg:y="0cm">
            <text:p text:style-name="P1">Client générique</text:p>
            <draw:enhanced-geometry svg:viewBox="0 0 21600 21600" draw:type="rectangle" draw:enhanced-path="M 0 0 L 21600 0 21600 21600 0 21600 0 0 Z N"/>
          </draw:custom-shape>
          <draw:custom-shape draw:style-name="gr14" draw:text-style-name="P2" xml:id="id2" draw:id="id2" draw:layer="layout" svg:width="4.8cm" svg:height="1.6cm" svg:x="41.6cm" svg:y="0.8cm">
            <text:list text:style-name="L1">
              <text:list-item>
                <text:p text:style-name="P2"><text:span text:style-name="T1">ID</text:span></text:p>
              </text:list-item>
              <text:list-item>
                <text:p text:style-name="P2">Nom</text:p>
              </text:list-item>
              <text:list-item>
                <text:p text:style-name="P2">Tél. privé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xml:id="id23" draw:id="id23" draw:layer="layout" svg:width="4.8cm" svg:height="1.6cm" svg:x="32.8cm" svg:y="8cm">
          <text:p text:style-name="P1">Cherch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30.4cm" svg:y1="8.8cm" svg:x2="32.8cm" svg:y2="8.8cm" draw:start-shape="id6" draw:end-shape="id23" draw:end-glue-point="5" svg:d="M30400 8800h2400" svg:viewBox="0 0 2401 1">
          <text:p/>
        </draw:connector>
        <draw:connector draw:style-name="gr8" draw:layer="layout" svg:x1="37.6cm" svg:y1="8.8cm" svg:x2="39.2cm" svg:y2="4.4cm" draw:start-shape="id23" draw:start-glue-point="7" draw:end-shape="id24" draw:end-glue-point="2" svg:d="M37600 8800h1600v-4400" svg:viewBox="0 0 1601 4401">
          <text:p/>
        </draw:connector>
        <draw:g xml:id="id17" draw:id="id17">
          <draw:custom-shape draw:style-name="gr5" draw:text-style-name="P1" draw:layer="layout" svg:width="4.8cm" svg:height="0.8cm" svg:x="0cm" svg:y="10.4cm">
            <text:p text:style-name="P1">Employé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4.8cm" svg:height="1.2cm" svg:x="0cm" svg:y="11.2cm">
            <text:list text:style-name="L1">
              <text:list-item>
                <text:p text:style-name="P3"><text:span text:style-name="T1">ID</text:span></text:p>
              </text:list-item>
              <text:list-item>
                <text:p text:style-name="P3">Nom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25" draw:id="id25">
          <draw:custom-shape draw:style-name="gr5" draw:text-style-name="P1" draw:layer="layout" svg:width="4.8cm" svg:height="0.8cm" svg:x="0cm" svg:y="1.6cm">
            <text:p text:style-name="P1">Département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4.8cm" svg:height="1.2cm" svg:x="0cm" svg:y="2.4cm">
            <text:list text:style-name="L1">
              <text:list-item>
                <text:p text:style-name="P3"><text:span text:style-name="T1">ID</text:span></text:p>
              </text:list-item>
              <text:list-item>
                <text:p text:style-name="P3">Nom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xml:id="id26" draw:id="id26" draw:layer="layout" svg:width="4.8cm" svg:height="1.6cm" svg:x="0cm" svg:y="7.2cm">
          <text:p text:style-name="P1">Apparten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27" draw:id="id27" draw:layer="layout" svg:width="4.8cm" svg:height="1.6cm" svg:x="4cm" svg:y="5.6cm">
          <text:p text:style-name="P1">Diri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2.4cm" svg:y1="3.6cm" svg:x2="2.4cm" svg:y2="7.2cm" draw:start-shape="id25" draw:start-glue-point="2" draw:end-shape="id26" draw:end-glue-point="4" svg:d="M2400 3600v3600" svg:viewBox="0 0 1 3601">
          <text:p/>
        </draw:connector>
        <draw:connector draw:style-name="gr8" draw:layer="layout" svg:x1="4.8cm" svg:y1="2.6cm" svg:x2="6.4cm" svg:y2="5.6cm" draw:start-shape="id25" draw:start-glue-point="1" draw:end-shape="id27" draw:end-glue-point="4" svg:d="M4800 2600h1600v3000" svg:viewBox="0 0 1601 3001">
          <text:p/>
        </draw:connector>
        <draw:connector draw:style-name="gr8" draw:layer="layout" svg:x1="6.4cm" svg:y1="7.2cm" svg:x2="4.8cm" svg:y2="11.4cm" draw:start-shape="id27" draw:start-glue-point="6" draw:end-shape="id17" draw:end-glue-point="1" svg:d="M6400 7200v4200h-1600" svg:viewBox="0 0 1601 4201">
          <text:p/>
        </draw:connector>
        <draw:connector draw:style-name="gr8" draw:layer="layout" svg:x1="2.4cm" svg:y1="8.8cm" svg:x2="2.4cm" svg:y2="10.4cm" draw:start-shape="id26" draw:start-glue-point="6" draw:end-shape="id17" draw:end-glue-point="0" svg:d="M2400 8800v1600" svg:viewBox="0 0 1 1601">
          <text:p/>
        </draw:connector>
        <draw:frame draw:style-name="gr1" draw:layer="layout" svg:width="1.505cm" svg:height="0.747cm" svg:x="40.095cm" svg:y="13.653cm">
          <draw:text-box>
            <text:p>(1,n)</text:p>
          </draw:text-box>
        </draw:frame>
        <draw:frame draw:style-name="gr1" draw:layer="layout" svg:width="1.505cm" svg:height="0.747cm" svg:x="32.89cm" svg:y="17.653cm">
          <draw:text-box>
            <text:p>(0,n)</text:p>
          </draw:text-box>
        </draw:frame>
        <draw:frame draw:style-name="gr1" draw:layer="layout" svg:width="1.505cm" svg:height="0.747cm" svg:x="39.2cm" svg:y="17.653cm">
          <draw:text-box>
            <text:p>(0,n)</text:p>
          </draw:text-box>
        </draw:frame>
        <draw:frame draw:style-name="gr16" draw:layer="layout" svg:width="1.51cm" svg:height="0.747cm" svg:x="46.4cm" svg:y="0.453cm">
          <draw:text-box>
            <text:p>(1,1)</text:p>
          </draw:text-box>
        </draw:frame>
        <draw:frame draw:style-name="gr1" draw:layer="layout" svg:width="1.505cm" svg:height="0.747cm" svg:x="24.095cm" svg:y="8.053cm">
          <draw:text-box>
            <text:p>(0,n)</text:p>
          </draw:text-box>
        </draw:frame>
        <draw:frame draw:style-name="gr1" draw:layer="layout" svg:width="1.505cm" svg:height="0.747cm" svg:x="39.995cm" svg:y="2.853cm">
          <draw:text-box>
            <text:p>(0,n)</text:p>
          </draw:text-box>
        </draw:frame>
        <draw:frame draw:style-name="gr1" draw:layer="layout" svg:width="1.505cm" svg:height="0.747cm" svg:x="2.4cm" svg:y="12.4cm">
          <draw:text-box>
            <text:p>(0,n)</text:p>
          </draw:text-box>
        </draw:frame>
        <draw:frame draw:style-name="gr16" draw:layer="layout" svg:width="1.51cm" svg:height="0.747cm" svg:x="2.4cm" svg:y="9.653cm">
          <draw:text-box>
            <text:p>(1,1)</text:p>
          </draw:text-box>
        </draw:frame>
        <draw:frame draw:style-name="gr16" draw:layer="layout" svg:width="1.51cm" svg:height="0.747cm" svg:x="4.8cm" svg:y="10.653cm">
          <draw:text-box>
            <text:p>(0,1)</text:p>
          </draw:text-box>
        </draw:frame>
        <draw:frame draw:style-name="gr16" draw:layer="layout" svg:width="1.51cm" svg:height="0.747cm" svg:x="2.4cm" svg:y="3.6cm">
          <draw:text-box>
            <text:p>(1,n)</text:p>
          </draw:text-box>
        </draw:frame>
        <draw:frame draw:style-name="gr16" draw:layer="layout" svg:width="1.51cm" svg:height="0.747cm" svg:x="4.8cm" svg:y="1.853cm">
          <draw:text-box>
            <text:p>(1,1)</text:p>
          </draw:text-box>
        </draw:frame>
        <draw:frame draw:style-name="gr1" draw:layer="layout" svg:width="1.505cm" svg:height="0.747cm" svg:x="30.4cm" svg:y="8.053cm">
          <draw:text-box>
            <text:p>(0,n)</text:p>
          </draw:text-box>
        </draw:frame>
        <draw:frame draw:style-name="gr1" draw:layer="layout" svg:width="1.505cm" svg:height="0.747cm" svg:x="39.2cm" svg:y="4.4cm">
          <draw:text-box>
            <text:p>(1,n)</text:p>
          </draw:text-box>
        </draw:frame>
        <draw:frame draw:style-name="gr11" xml:id="id28" draw:id="id28" draw:layer="layout" svg:width="1.6cm" svg:height="0.8cm" svg:x="10.4cm" svg:y="17.6cm">
          <draw:text-box>
            <text:p>Date</text:p>
          </draw:text-box>
        </draw:frame>
        <draw:frame draw:style-name="gr12" xml:id="id29" draw:id="id29" draw:layer="layout" svg:width="2.4cm" svg:height="0.8cm" svg:x="10.4cm" svg:y="18.4cm">
          <draw:text-box>
            <text:p>Heure</text:p>
          </draw:text-box>
        </draw:frame>
        <draw:connector draw:style-name="gr13" draw:layer="layout" svg:x1="9.6cm" svg:y1="17.6cm" svg:x2="10.4cm" svg:y2="18cm" draw:start-shape="id16" draw:start-glue-point="6" draw:end-shape="id28" draw:end-glue-point="3" svg:d="M9600 17600v400h800" svg:viewBox="0 0 801 401">
          <text:p/>
        </draw:connector>
        <draw:connector draw:style-name="gr13" draw:layer="layout" svg:x1="9.6cm" svg:y1="17.6cm" svg:x2="10.4cm" svg:y2="18.8cm" draw:start-shape="id16" draw:end-shape="id29" draw:end-glue-point="3" svg:d="M9600 17600v1200h800" svg:viewBox="0 0 801 1201">
          <text:p/>
        </draw:connector>
        <draw:frame draw:style-name="gr1" draw:layer="layout" svg:width="1.505cm" svg:height="0.747cm" svg:x="36.89cm" svg:y="3.253cm">
          <draw:text-box>
            <text:p>(0,n)</text:p>
          </draw:text-box>
        </draw:frame>
        <draw:custom-shape draw:style-name="gr17" draw:text-style-name="P1" draw:layer="layout" svg:width="11.949cm" svg:height="1cm" svg:x="20cm" svg:y="24cm">
          <text:p text:style-name="P1">Tous les attributs ne seront pas utilisés tout le temps</text:p>
          <draw:enhanced-geometry svg:viewBox="0 0 21600 21600" draw:mirror-horizontal="false" draw:type="line-callout-1" draw:modifiers="-3002.30962343096 -5070.92907092907 -451.882845188285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6" draw:layer="layout" svg:width="1.51cm" svg:height="0.747cm" svg:x="18.4cm" svg:y="13.653cm">
          <draw:text-box>
            <text:p>(1,1)</text:p>
          </draw:text-box>
        </draw:frame>
        <draw:frame draw:style-name="gr16" draw:layer="layout" svg:width="1.51cm" svg:height="0.747cm" svg:x="18.4cm" svg:y="17.653cm">
          <draw:text-box>
            <text:p>(1,1)</text:p>
          </draw:text-box>
        </draw:frame>
        <draw:frame draw:style-name="gr16" draw:layer="layout" svg:width="1.51cm" svg:height="0.747cm" svg:x="16cm" svg:y="12.036cm">
          <draw:text-box>
            <text:p>(1,1)</text:p>
          </draw:text-box>
        </draw:frame>
        <draw:frame draw:style-name="gr16" draw:layer="layout" svg:width="1.51cm" svg:height="0.747cm" svg:x="14.4cm" svg:y="12.053cm">
          <draw:text-box>
            <text:p>(0,1)</text:p>
          </draw:text-box>
        </draw:frame>
        <draw:custom-shape draw:style-name="gr7" draw:text-style-name="P1" xml:id="id30" draw:id="id30" draw:layer="layout" svg:width="4.8cm" svg:height="1.6cm" svg:x="20.8cm" svg:y="10.4cm">
          <text:p text:style-name="P1">Propos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25.6cm" svg:y1="11.2cm" svg:x2="40.8cm" svg:y2="4.4cm" draw:start-shape="id30" draw:start-glue-point="7" draw:end-shape="id31" draw:end-glue-point="2" svg:d="M25600 11200h15200v-6800" svg:viewBox="0 0 15201 6801">
          <text:p/>
        </draw:connector>
        <draw:connector draw:style-name="gr8" draw:text-style-name="P4" draw:layer="layout" svg:x1="17.6cm" svg:y1="13.6cm" svg:x2="20.8cm" svg:y2="11.2cm" draw:start-shape="id7" draw:start-glue-point="0" draw:end-shape="id30" draw:end-glue-point="5" svg:d="M17600 13600v-2400h3200" svg:viewBox="0 0 3201 2401">
          <text:p/>
        </draw:connector>
        <draw:custom-shape draw:style-name="gr18" draw:text-style-name="P1" xml:id="id24" draw:id="id24" draw:layer="layout" svg:width="0.8cm" svg:height="0.8cm" svg:x="38.8cm" svg:y="3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xml:id="id31" draw:id="id31" draw:layer="layout" svg:width="0.8cm" svg:height="0.8cm" svg:x="40.4cm" svg:y="3.6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.505cm" svg:height="0.747cm" svg:x="40.8cm" svg:y="4.4cm">
          <draw:text-box>
            <text:p>(0,n)</text:p>
          </draw:text-box>
        </draw:frame>
        <draw:custom-shape draw:style-name="gr19" draw:text-style-name="P1" xml:id="id1" draw:id="id1" draw:layer="layout" svg:width="3.2cm" svg:height="0.8cm" svg:x="38.4cm" svg:y="3.6cm">
          <text:p text:style-name="P1">Demandeur</text:p>
          <draw:enhanced-geometry svg:viewBox="0 0 21600 21600" draw:type="rectangle" draw:enhanced-path="M 0 0 L 21600 0 21600 21600 0 21600 0 0 Z N"/>
        </draw:custom-shape>
        <draw:frame draw:style-name="gr1" draw:layer="layout" svg:width="1.505cm" svg:height="0.747cm" svg:x="17.6cm" svg:y="12.053cm">
          <draw:text-box>
            <text:p>(0,n)</text:p>
          </draw:text-box>
        </draw:frame>
        <draw:custom-shape draw:style-name="gr5" draw:text-style-name="P1" xml:id="id4" draw:id="id4" draw:layer="layout" svg:width="4.8cm" svg:height="0.8cm" svg:x="13.612cm" svg:y="12.8cm">
          <text:p text:style-name="P1">Bien immobilier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8cm" svg:height="12.8cm" svg:x="13.6cm" svg:y="13.6cm">
          <text:list text:style-name="L1">
            <text:list-item>
              <text:p text:style-name="P2"><text:span text:style-name="T1">ID</text:span></text:p>
            </text:list-item>
            <text:list-item>
              <text:p text:style-name="P2"><text:span text:style-name="T2">Type bien</text:span></text:p>
            </text:list-item>
            <text:list-item>
              <text:p text:style-name="P2"><text:span text:style-name="T2">Type offre</text:span></text:p>
            </text:list-item>
            <text:list-item>
              <text:p text:style-name="P2">Ascenseur</text:p>
            </text:list-item>
            <text:list-item>
              <text:p text:style-name="P2">Bail</text:p>
            </text:list-item>
            <text:list-item>
              <text:p text:style-name="P2">Caution</text:p>
            </text:list-item>
            <text:list-item>
              <text:p text:style-name="P2">Charges</text:p>
            </text:list-item>
            <text:list-item>
              <text:p text:style-name="P2">Cuisine équipée</text:p>
            </text:list-item>
            <text:list-item>
              <text:p text:style-name="P2">Date disponible</text:p>
            </text:list-item>
            <text:list-item>
              <text:p text:style-name="P2">Date soumission</text:p>
            </text:list-item>
            <text:list-item>
              <text:p text:style-name="P2">Description</text:p>
            </text:list-item>
            <text:list-item>
              <text:p text:style-name="P2">Étage</text:p>
            </text:list-item>
            <text:list-item>
              <text:p text:style-name="P2">État</text:p>
            </text:list-item>
            <text:list-item>
              <text:p text:style-name="P2">Garniture</text:p>
            </text:list-item>
            <text:list-item>
              <text:p text:style-name="P2">Loyer</text:p>
            </text:list-item>
            <text:list-item>
              <text:p text:style-name="P2">Nb chambres</text:p>
            </text:list-item>
            <text:list-item>
              <text:p text:style-name="P2">Nb garages</text:p>
            </text:list-item>
            <text:list-item>
              <text:p text:style-name="P2">Nb pièces</text:p>
            </text:list-item>
            <text:list-item>
              <text:p text:style-name="P2">Nb étages</text:p>
            </text:list-item>
            <text:list-item>
              <text:p text:style-name="P2">Photo</text:p>
            </text:list-item>
            <text:list-item>
              <text:p text:style-name="P2">Prix</text:p>
            </text:list-item>
            <text:list-item>
              <text:p text:style-name="P2">Revenu cadastral</text:p>
            </text:list-item>
            <text:list-item>
              <text:p text:style-name="P2">Statut</text:p>
            </text:list-item>
            <text:list-item>
              <text:p text:style-name="P2">Superficie</text:p>
            </text:list-item>
            <text:list-item>
              <text:p text:style-name="P2">Superficie jardin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21" xml:id="id32" draw:id="id32" draw:layer="layout" svg:width="1.916cm" svg:height="0.747cm" svg:x="24.1cm" svg:y="12.4cm">
          <draw:text-box>
            <text:p>Intérêt</text:p>
          </draw:text-box>
        </draw:frame>
        <draw:connector draw:style-name="gr13" draw:layer="layout" svg:x1="23.2cm" svg:y1="12cm" svg:x2="24.1cm" svg:y2="12.773cm" draw:start-shape="id30" draw:start-glue-point="6" draw:end-shape="id32" draw:end-glue-point="3" svg:d="M23200 12000v773h900" svg:viewBox="0 0 901 77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8cm" fo:page-height="26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6T19:05:54.933000000</meta:creation-date>
    <dc:title>Diagramme</dc:title>
    <meta:editing-duration>PT3H17M34S</meta:editing-duration>
    <meta:editing-cycles>46</meta:editing-cycles>
    <meta:generator>LibreOffice/4.3.6.2$Windows_x86 LibreOffice_project/d50a87b2e514536ed401c18000dad4660b6a169e</meta:generator>
    <dc:date>2015-02-24T18:39:16.495000000</dc:date>
    <meta:document-statistic meta:object-count="95"/>
    <meta:template xlink:type="simple" xlink:actuate="onRequest" xlink:title="Diagramme" xlink:href="../../../../../../AppData/Roaming/LibreOffice/4/user/template/Diagramme.otg" meta:date="2014-12-06T19:05:54.762000000"/>
  </office:meta>
</office:document-meta>
</file>